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ola's paper defines consistancy: a transformation is considered consistent if points that have similar values in the model project to similar values in the image. By similar we do not mean similar in physical location, as in $|x_a - x_b|$, but similar in value, $|u(x_a) - u(x_b)|$ and $|v(T(x_a)) - v(T(x_b))|$.</text:p>
      <text:p text:style-name="Standard">它的consistency看的是点的intensity的值的接近度。可是，我们用semantic的时候，值接近不意味着代表的意义接近。我们要用分类概论，也就是两个点，我看的是把一个点分类成另一个点的概率，如果概率大，就代表接近，概率小代表不接近</text:p>
      <text:p text:style-name="Standard">Viola需要考虑imaging function，但是我不需要，因为我的图像已经生成了，我match的是两个图像的semantic image；也可以说这两个图像的imaging function就是把rgb图片转换为semantic image, imaging function会有noise, 这个noise一般assume成Gaussian，然而，在semantic image里，我们的noise可能就是对于每一个semantic label而言，有一个no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0:25:35.438706945</meta:creation-date>
    <meta:generator>LibreOffice/6.0.7.3$Linux_X86_64 LibreOffice_project/00m0$Build-3</meta:generator>
    <dc:date>2022-08-15T10:26:12.576699734</dc:date>
    <meta:editing-duration>PT38S</meta:editing-duration>
    <meta:editing-cycles>1</meta:editing-cycles>
    <meta:document-statistic meta:table-count="0" meta:image-count="0" meta:object-count="0" meta:page-count="1" meta:paragraph-count="3" meta:word-count="254" meta:character-count="674" meta:non-whitespace-character-count="615"/>
  </office:meta>
</office:document-meta>
</file>